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4.2264in"/>
    </style:style>
    <style:style style:name="co3" style:family="table-column">
      <style:table-column-properties fo:break-before="auto" style:column-width="0.889in"/>
    </style:style>
    <style:style style:name="co4" style:family="table-column">
      <style:table-column-properties fo:break-before="auto" style:column-width="2.8984in"/>
    </style:style>
    <style:style style:name="co5" style:family="table-column">
      <style:table-column-properties fo:break-before="auto" style:column-width="4.748in"/>
    </style:style>
    <style:style style:name="ro1" style:family="table-row">
      <style:table-row-properties style:row-height="0.178in" fo:break-before="auto" style:use-optimal-row-height="true"/>
    </style:style>
    <style:style style:name="ro2" style:family="table-row">
      <style:table-row-properties style:row-height="0.4929in" fo:break-before="auto" style:use-optimal-row-height="true"/>
    </style:style>
    <style:style style:name="ro3" style:family="table-row">
      <style:table-row-properties style:row-height="0.3327in" fo:break-before="auto" style:use-optimal-row-height="true"/>
    </style:style>
    <style:style style:name="ro4" style:family="table-row">
      <style:table-row-properties style:row-height="0.6409in" fo:break-before="auto" style:use-optimal-row-height="true"/>
    </style:style>
    <style:style style:name="ro5" style:family="table-row">
      <style:table-row-properties style:row-height="0.9618in" fo:break-before="auto" style:use-optimal-row-height="true"/>
    </style:style>
    <style:style style:name="ro6" style:family="table-row">
      <style:table-row-properties style:row-height="1.1102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1.7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table:table-cell office:value-type="string" calcext:value-type="string">
            <text:p>crazygames</text:p>
          </table:table-cell>
          <table:table-cell table:number-columns-repeated="4"/>
        </table:table-row>
        <table:table-row table:style-name="ro1">
          <table:table-cell/>
          <table:table-cell office:value-type="string" calcext:value-type="string">
            <text:p>https://www.crazygames.com/terms-and-conditions</text:p>
          </table:table-cell>
          <table:table-cell table:number-columns-repeated="2"/>
          <table:table-cell office:value-type="string" calcext:value-type="string">
            <text:p>Introduction – description</text:p>
          </table:table-cell>
          <table:table-cell office:value-type="string" calcext:value-type="string">
            <text:p>ok</text:p>
          </table:table-cell>
        </table:table-row>
        <table:table-row table:style-name="ro1">
          <table:table-cell table:number-columns-repeated="4"/>
          <table:table-cell office:value-type="string" calcext:value-type="string">
            <text:p>user license and gaming content</text:p>
          </table:table-cell>
          <table:table-cell office:value-type="string" calcext:value-type="string">
            <text:p>ok</text:p>
          </table:table-cell>
        </table:table-row>
        <table:table-row table:style-name="ro1">
          <table:table-cell/>
          <table:table-cell office:value-type="string" calcext:value-type="string">
            <text:p>arc games</text:p>
          </table:table-cell>
          <table:table-cell table:number-columns-repeated="2"/>
          <table:table-cell office:value-type="string" calcext:value-type="string">
            <text:p>access and use of service</text:p>
          </table:table-cell>
          <table:table-cell office:value-type="string" calcext:value-type="string">
            <text:p>ok</text:p>
          </table:table-cell>
        </table:table-row>
        <table:table-row table:style-name="ro1">
          <table:table-cell/>
          <table:table-cell office:value-type="string" calcext:value-type="string">
            <text:p>https://www.arcgames.com/en/about/terms</text:p>
          </table:table-cell>
          <table:table-cell table:number-columns-repeated="2"/>
          <table:table-cell office:value-type="string" calcext:value-type="string">
            <text:p>code of conduct</text:p>
          </table:table-cell>
          <table:table-cell office:value-type="string" calcext:value-type="string">
            <text:p>ok</text:p>
          </table:table-cell>
        </table:table-row>
        <table:table-row table:style-name="ro1">
          <table:table-cell table:number-columns-repeated="4"/>
          <table:table-cell office:value-type="string" calcext:value-type="string">
            <text:p>verification of account information</text:p>
          </table:table-cell>
          <table:table-cell office:value-type="string" calcext:value-type="string">
            <text:p>ok</text:p>
          </table:table-cell>
        </table:table-row>
        <table:table-row table:style-name="ro1">
          <table:table-cell/>
          <table:table-cell office:value-type="string" calcext:value-type="string">
            <text:p>steam</text:p>
          </table:table-cell>
          <table:table-cell table:number-columns-repeated="2"/>
          <table:table-cell office:value-type="string" calcext:value-type="string">
            <text:p>privacy and monitoring</text:p>
          </table:table-cell>
          <table:table-cell office:value-type="string" calcext:value-type="string">
            <text:p>ok</text:p>
          </table:table-cell>
        </table:table-row>
        <table:table-row table:style-name="ro1">
          <table:table-cell/>
          <table:table-cell office:value-type="string" calcext:value-type="string">
            <text:p>https://store.steampowered.com/eula/2585120_eula_1</text:p>
          </table:table-cell>
          <table:table-cell table:number-columns-repeated="2"/>
          <table:table-cell office:value-type="string" calcext:value-type="string">
            <text:p>Third-party websites</text:p>
          </table:table-cell>
          <table:table-cell office:value-type="string" calcext:value-type="string">
            <text:p>ok</text:p>
          </table:table-cell>
        </table:table-row>
        <table:table-row table:style-name="ro1">
          <table:table-cell table:number-columns-repeated="4"/>
          <table:table-cell office:value-type="string" calcext:value-type="string">
            <text:p>trademarks, trade names and service marks</text:p>
          </table:table-cell>
          <table:table-cell office:value-type="string" calcext:value-type="string">
            <text:p>ok</text:p>
          </table:table-cell>
        </table:table-row>
        <table:table-row table:style-name="ro1">
          <table:table-cell/>
          <table:table-cell office:value-type="string" calcext:value-type="string">
            <text:p>rockstar</text:p>
          </table:table-cell>
          <table:table-cell table:number-columns-repeated="2"/>
          <table:table-cell office:value-type="string" calcext:value-type="string">
            <text:p>warranties, limitation of liability</text:p>
          </table:table-cell>
          <table:table-cell office:value-type="string" calcext:value-type="string">
            <text:p>ok</text:p>
          </table:table-cell>
        </table:table-row>
        <table:table-row table:style-name="ro1">
          <table:table-cell/>
          <table:table-cell office:value-type="string" calcext:value-type="string">
            <text:p>https://www.rockstargames.com/legal#8</text:p>
          </table:table-cell>
          <table:table-cell table:number-columns-repeated="2"/>
          <table:table-cell office:value-type="string" calcext:value-type="string">
            <text:p>indemnification</text:p>
          </table:table-cell>
          <table:table-cell office:value-type="string" calcext:value-type="string">
            <text:p>ok</text:p>
          </table:table-cell>
        </table:table-row>
        <table:table-row table:style-name="ro1">
          <table:table-cell table:number-columns-repeated="4"/>
          <table:table-cell office:value-type="string" calcext:value-type="string">
            <text:p>termination or deletion of accounts</text:p>
          </table:table-cell>
          <table:table-cell office:value-type="string" calcext:value-type="string">
            <text:p>ok</text:p>
          </table:table-cell>
        </table:table-row>
        <table:table-row table:style-name="ro1">
          <table:table-cell/>
          <table:table-cell office:value-type="string" calcext:value-type="string">
            <text:p>access and use</text:p>
          </table:table-cell>
          <table:table-cell table:number-columns-repeated="2"/>
          <table:table-cell office:value-type="string" calcext:value-type="string">
            <text:p>information, complaints and copyright claims</text:p>
          </table:table-cell>
          <table:table-cell office:value-type="string" calcext:value-type="string">
            <text:p>ok</text:p>
          </table:table-cell>
        </table:table-row>
        <table:table-row table:style-name="ro1">
          <table:table-cell/>
          <table:table-cell office:value-type="string" calcext:value-type="string">
            <text:p>account</text:p>
          </table:table-cell>
          <table:table-cell table:number-columns-repeated="2"/>
          <table:table-cell office:value-type="string" calcext:value-type="string">
            <text:p>disputes</text:p>
          </table:table-cell>
          <table:table-cell office:value-type="string" calcext:value-type="string">
            <text:p>ok</text:p>
          </table:table-cell>
        </table:table-row>
        <table:table-row table:style-name="ro1">
          <table:table-cell/>
          <table:table-cell office:value-type="string" calcext:value-type="string">
            <text:p>advertisements and promotions, third-party products and services</text:p>
          </table:table-cell>
          <table:table-cell table:number-columns-repeated="2"/>
          <table:table-cell office:value-type="string" calcext:value-type="string">
            <text:p>applicable law and competent court</text:p>
          </table:table-cell>
          <table:table-cell office:value-type="string" calcext:value-type="string">
            <text:p>ok</text:p>
          </table:table-cell>
        </table:table-row>
        <table:table-row table:style-name="ro1">
          <table:table-cell/>
          <table:table-cell office:value-type="string" calcext:value-type="string">
            <text:p>applicable law and competent court</text:p>
          </table:table-cell>
          <table:table-cell table:number-columns-repeated="2"/>
          <table:table-cell office:value-type="string" calcext:value-type="string">
            <text:p>updates and modifications</text:p>
          </table:table-cell>
          <table:table-cell office:value-type="string" calcext:value-type="string">
            <text:p>ok</text:p>
          </table:table-cell>
        </table:table-row>
        <table:table-row table:style-name="ro1">
          <table:table-cell/>
          <table:table-cell office:value-type="string" calcext:value-type="string">
            <text:p>changes to terms, games and services</text:p>
          </table:table-cell>
          <table:table-cell table:number-columns-repeated="2"/>
          <table:table-cell office:value-type="string" calcext:value-type="string">
            <text:p>contact us</text:p>
          </table:table-cell>
          <table:table-cell/>
        </table:table-row>
        <table:table-row table:style-name="ro1">
          <table:table-cell/>
          <table:table-cell office:value-type="string" calcext:value-type="string">
            <text:p>code of conduct</text:p>
          </table:table-cell>
          <table:table-cell table:number-columns-repeated="4"/>
        </table:table-row>
        <table:table-row table:style-name="ro1">
          <table:table-cell/>
          <table:table-cell office:value-type="string" calcext:value-type="string">
            <text:p>company’s proprietary rights</text:p>
          </table:table-cell>
          <table:table-cell table:number-columns-repeated="4"/>
        </table:table-row>
        <table:table-row table:style-name="ro1">
          <table:table-cell/>
          <table:table-cell office:value-type="string" calcext:value-type="string">
            <text:p>conflict and dispute resolution</text:p>
          </table:table-cell>
          <table:table-cell table:number-columns-repeated="4"/>
        </table:table-row>
        <table:table-row table:style-name="ro1">
          <table:table-cell/>
          <table:table-cell office:value-type="string" calcext:value-type="string">
            <text:p>contact us</text:p>
          </table:table-cell>
          <table:table-cell table:number-columns-repeated="4"/>
        </table:table-row>
        <table:table-row table:style-name="ro1">
          <table:table-cell/>
          <table:table-cell office:value-type="string" calcext:value-type="string">
            <text:p>content reporting; take-down requests; dmca</text:p>
          </table:table-cell>
          <table:table-cell table:number-columns-repeated="4"/>
        </table:table-row>
        <table:table-row table:style-name="ro1">
          <table:table-cell/>
          <table:table-cell office:value-type="string" calcext:value-type="string">
            <text:p>description</text:p>
          </table:table-cell>
          <table:table-cell table:number-columns-repeated="4"/>
        </table:table-row>
        <table:table-row table:style-name="ro1">
          <table:table-cell/>
          <table:table-cell office:value-type="string" calcext:value-type="string">
            <text:p>disciplinary action / account and service termination</text:p>
          </table:table-cell>
          <table:table-cell table:number-columns-repeated="4"/>
        </table:table-row>
        <table:table-row table:style-name="ro1">
          <table:table-cell/>
          <table:table-cell office:value-type="string" calcext:value-type="string">
            <text:p>disclaimer of warranties, limitation of liability</text:p>
          </table:table-cell>
          <table:table-cell table:number-columns-repeated="4"/>
        </table:table-row>
        <table:table-row table:style-name="ro1">
          <table:table-cell/>
          <table:table-cell office:value-type="string" calcext:value-type="string">
            <text:p>dispute resolution</text:p>
          </table:table-cell>
          <table:table-cell table:number-columns-repeated="4"/>
        </table:table-row>
        <table:table-row table:style-name="ro1">
          <table:table-cell/>
          <table:table-cell office:value-type="string" calcext:value-type="string">
            <text:p>disputes</text:p>
          </table:table-cell>
          <table:table-cell table:number-columns-repeated="4"/>
        </table:table-row>
        <table:table-row table:style-name="ro1">
          <table:table-cell/>
          <table:table-cell office:value-type="string" calcext:value-type="string">
            <text:p>disputes and liability</text:p>
          </table:table-cell>
          <table:table-cell table:number-columns-repeated="4"/>
        </table:table-row>
        <table:table-row table:style-name="ro1">
          <table:table-cell/>
          <table:table-cell office:value-type="string" calcext:value-type="string">
            <text:p>email notifications</text:p>
          </table:table-cell>
          <table:table-cell table:number-columns-repeated="4"/>
        </table:table-row>
        <table:table-row table:style-name="ro1">
          <table:table-cell/>
          <table:table-cell office:value-type="string" calcext:value-type="string">
            <text:p>fees</text:p>
          </table:table-cell>
          <table:table-cell table:number-columns-repeated="4"/>
        </table:table-row>
        <table:table-row table:style-name="ro1">
          <table:table-cell/>
          <table:table-cell office:value-type="string" calcext:value-type="string">
            <text:p>general</text:p>
          </table:table-cell>
          <table:table-cell table:number-columns-repeated="4"/>
        </table:table-row>
        <table:table-row table:style-name="ro1">
          <table:table-cell/>
          <table:table-cell office:value-type="string" calcext:value-type="string">
            <text:p>governing law</text:p>
          </table:table-cell>
          <table:table-cell table:number-columns-repeated="4"/>
        </table:table-row>
        <table:table-row table:style-name="ro1">
          <table:table-cell/>
          <table:table-cell office:value-type="string" calcext:value-type="string">
            <text:p>In-game purchases and services</text:p>
          </table:table-cell>
          <table:table-cell table:number-columns-repeated="4"/>
        </table:table-row>
        <table:table-row table:style-name="ro1">
          <table:table-cell/>
          <table:table-cell office:value-type="string" calcext:value-type="string">
            <text:p>indemnification</text:p>
          </table:table-cell>
          <table:table-cell table:number-columns-repeated="4"/>
        </table:table-row>
        <table:table-row table:style-name="ro1">
          <table:table-cell/>
          <table:table-cell office:value-type="string" calcext:value-type="string">
            <text:p>information, complaints and copyright claims</text:p>
          </table:table-cell>
          <table:table-cell table:number-columns-repeated="4"/>
        </table:table-row>
        <table:table-row table:style-name="ro1">
          <table:table-cell/>
          <table:table-cell office:value-type="string" calcext:value-type="string">
            <text:p>intellectual property and claims of infringement</text:p>
          </table:table-cell>
          <table:table-cell table:number-columns-repeated="4"/>
        </table:table-row>
        <table:table-row table:style-name="ro1">
          <table:table-cell/>
          <table:table-cell office:value-type="string" calcext:value-type="string">
            <text:p>interruption of services</text:p>
          </table:table-cell>
          <table:table-cell table:number-columns-repeated="4"/>
        </table:table-row>
        <table:table-row table:style-name="ro1">
          <table:table-cell/>
          <table:table-cell office:value-type="string" calcext:value-type="string">
            <text:p>Introduction</text:p>
          </table:table-cell>
          <table:table-cell table:number-columns-repeated="4"/>
        </table:table-row>
        <table:table-row table:style-name="ro1">
          <table:table-cell/>
          <table:table-cell office:value-type="string" calcext:value-type="string">
            <text:p>legal agreement</text:p>
          </table:table-cell>
          <table:table-cell table:number-columns-repeated="4"/>
        </table:table-row>
        <table:table-row table:style-name="ro1">
          <table:table-cell/>
          <table:table-cell office:value-type="string" calcext:value-type="string">
            <text:p>licenses granted to the user</text:p>
          </table:table-cell>
          <table:table-cell table:number-columns-repeated="4"/>
        </table:table-row>
        <table:table-row table:style-name="ro1">
          <table:table-cell/>
          <table:table-cell office:value-type="string" calcext:value-type="string">
            <text:p>limitation of liability</text:p>
          </table:table-cell>
          <table:table-cell table:number-columns-repeated="4"/>
        </table:table-row>
        <table:table-row table:style-name="ro1">
          <table:table-cell/>
          <table:table-cell office:value-type="string" calcext:value-type="string">
            <text:p>limited licence</text:p>
          </table:table-cell>
          <table:table-cell table:number-columns-repeated="4"/>
        </table:table-row>
        <table:table-row table:style-name="ro1">
          <table:table-cell/>
          <table:table-cell office:value-type="string" calcext:value-type="string">
            <text:p>miscellaneous</text:p>
          </table:table-cell>
          <table:table-cell table:number-columns-repeated="4"/>
        </table:table-row>
        <table:table-row table:style-name="ro1">
          <table:table-cell/>
          <table:table-cell office:value-type="string" calcext:value-type="string">
            <office:annotation draw:style-name="gr1" draw:text-style-name="P2" svg:width="1.1413in" svg:height="1.1677in" svg:x="4.628in" svg:y="7.289in" draw:caption-point-x="-0.2402in" draw:caption-point-y="0.3594in">
              <dc:date>2024-08-29T00:00:00</dc:date>
              <text:p text:style-name="P1"><text:span text:style-name="T1">So, can we </text:span><text:span text:style-name="T1">access the </text:span><text:span text:style-name="T1">convos or are </text:span><text:span text:style-name="T1">they crypted? If </text:span><text:span text:style-name="T1">we can access, </text:span><text:span text:style-name="T1">let’s have this </text:span><text:span text:style-name="T1">paragraph</text:span></text:p>
            </office:annotation>
            <text:p>monitoring</text:p>
          </table:table-cell>
          <table:table-cell table:number-columns-repeated="4"/>
        </table:table-row>
        <table:table-row table:style-name="ro1">
          <table:table-cell/>
          <table:table-cell office:value-type="string" calcext:value-type="string">
            <text:p>Notice &amp; action – claimed infringements and copyright</text:p>
          </table:table-cell>
          <table:table-cell table:number-columns-repeated="4"/>
        </table:table-row>
        <table:table-row table:style-name="ro1">
          <table:table-cell/>
          <table:table-cell office:value-type="string" calcext:value-type="string">
            <text:p>official service, beta testing and confidential information</text:p>
          </table:table-cell>
          <table:table-cell table:number-columns-repeated="4"/>
        </table:table-row>
        <table:table-row table:style-name="ro1">
          <table:table-cell/>
          <table:table-cell office:value-type="string" calcext:value-type="string">
            <text:p>privacy</text:p>
          </table:table-cell>
          <table:table-cell table:number-columns-repeated="4"/>
        </table:table-row>
        <table:table-row table:style-name="ro1">
          <table:table-cell/>
          <table:table-cell office:value-type="string" calcext:value-type="string">
            <text:p>remedies</text:p>
          </table:table-cell>
          <table:table-cell table:number-columns-repeated="4"/>
        </table:table-row>
        <table:table-row table:style-name="ro1">
          <table:table-cell/>
          <table:table-cell office:value-type="string" calcext:value-type="string">
            <text:p>software updates</text:p>
          </table:table-cell>
          <table:table-cell table:number-columns-repeated="4"/>
        </table:table-row>
        <table:table-row table:style-name="ro1">
          <table:table-cell/>
          <table:table-cell office:value-type="string" calcext:value-type="string">
            <text:p>termination</text:p>
          </table:table-cell>
          <table:table-cell table:number-columns-repeated="4"/>
        </table:table-row>
        <table:table-row table:style-name="ro1">
          <table:table-cell/>
          <table:table-cell office:value-type="string" calcext:value-type="string">
            <text:p>termination or deletion of accounts</text:p>
          </table:table-cell>
          <table:table-cell table:number-columns-repeated="4"/>
        </table:table-row>
        <table:table-row table:style-name="ro1">
          <table:table-cell/>
          <table:table-cell office:value-type="string" calcext:value-type="string">
            <text:p>Third-party content</text:p>
          </table:table-cell>
          <table:table-cell table:number-columns-repeated="4"/>
        </table:table-row>
        <table:table-row table:style-name="ro1">
          <table:table-cell/>
          <table:table-cell office:value-type="string" calcext:value-type="string">
            <text:p>Third-party services, content, devices and networks</text:p>
          </table:table-cell>
          <table:table-cell table:number-columns-repeated="4"/>
        </table:table-row>
        <table:table-row table:style-name="ro1">
          <table:table-cell/>
          <table:table-cell office:value-type="string" calcext:value-type="string">
            <text:p>Third-party websites and promotions</text:p>
          </table:table-cell>
          <table:table-cell table:number-columns-repeated="4"/>
        </table:table-row>
        <table:table-row table:style-name="ro1">
          <table:table-cell/>
          <table:table-cell office:value-type="string" calcext:value-type="string">
            <text:p>trademarks, trade names and services marks</text:p>
          </table:table-cell>
          <table:table-cell table:number-columns-repeated="4"/>
        </table:table-row>
        <table:table-row table:style-name="ro1">
          <table:table-cell/>
          <table:table-cell office:value-type="string" calcext:value-type="string">
            <text:p>update and features</text:p>
          </table:table-cell>
          <table:table-cell table:number-columns-repeated="4"/>
        </table:table-row>
        <table:table-row table:style-name="ro1">
          <table:table-cell/>
          <table:table-cell office:value-type="string" calcext:value-type="string">
            <text:p>use of services</text:p>
          </table:table-cell>
          <table:table-cell table:number-columns-repeated="4"/>
        </table:table-row>
        <table:table-row table:style-name="ro1">
          <table:table-cell/>
          <table:table-cell office:value-type="string" calcext:value-type="string">
            <text:p>user content</text:p>
          </table:table-cell>
          <table:table-cell table:number-columns-repeated="4"/>
        </table:table-row>
        <table:table-row table:style-name="ro1">
          <table:table-cell/>
          <table:table-cell office:value-type="string" calcext:value-type="string">
            <text:p>user license and gaming content</text:p>
          </table:table-cell>
          <table:table-cell table:number-columns-repeated="4"/>
        </table:table-row>
        <table:table-row table:style-name="ro1">
          <table:table-cell/>
          <table:table-cell office:value-type="string" calcext:value-type="string">
            <text:p>user rules</text:p>
          </table:table-cell>
          <table:table-cell table:number-columns-repeated="4"/>
        </table:table-row>
        <table:table-row table:style-name="ro1">
          <table:table-cell/>
          <table:table-cell office:value-type="string" calcext:value-type="string">
            <text:p>users’ rules of conduct</text:p>
          </table:table-cell>
          <table:table-cell table:number-columns-repeated="4"/>
        </table:table-row>
        <table:table-row table:style-name="ro1">
          <table:table-cell/>
          <table:table-cell office:value-type="string" calcext:value-type="string">
            <text:p>verification of account information</text:p>
          </table:table-cell>
          <table:table-cell table:number-columns-repeated="4"/>
        </table:table-row>
        <table:table-row table:style-name="ro1">
          <table:table-cell/>
          <table:table-cell office:value-type="string" calcext:value-type="string">
            <text:p>warranties, disclaimer</text:p>
          </table:table-cell>
          <table:table-cell table:number-columns-repeated="4"/>
        </table:table-row>
        <table:table-row table:style-name="ro1">
          <table:table-cell/>
          <table:table-cell office:value-type="string" calcext:value-type="string">
            <text:p>your responsibility to us</text:p>
          </table:table-cell>
          <table:table-cell table:number-columns-repeated="4"/>
        </table:table-row>
        <table:table-row table:style-name="ro1">
          <table:table-cell/>
          <table:table-cell office:value-type="string" calcext:value-type="string">
            <text:p>your use of the service</text:p>
          </table:table-cell>
          <table:table-cell table:number-columns-repeated="4"/>
        </table:table-row>
      </table:table>
      <table:table table:name="Introduction - description" table:style-name="ta1">
        <table:table-column table:style-name="co3" table:default-cell-style-name="Default"/>
        <table:table-column table:style-name="co5" table:default-cell-style-name="Default"/>
        <table:table-row table:style-name="ro1" table:number-rows-repeated="2">
          <table:table-cell table:number-columns-repeated="2"/>
        </table:table-row>
        <table:table-row table:style-name="ro1">
          <table:table-cell/>
          <table:table-cell table:style-name="ce1" office:value-type="string" calcext:value-type="string">
            <text:p>1. INTRODUCTION</text:p>
          </table:table-cell>
        </table:table-row>
        <table:table-row table:style-name="ro1">
          <table:table-cell/>
          <table:table-cell table:style-name="ce1"/>
        </table:table-row>
        <table:table-row table:style-name="ro2">
          <table:table-cell/>
          <table:table-cell table:style-name="ce4" office:value-type="string" calcext:value-type="string">
            <text:p>Welcome to the Transcendence42 website (the "Website"). These Terms of Service (These "Terms") are concluded between Transcendence42, with trade name “Transcendence42” ("Transcendence42", "we", "us")</text:p>
            <text:p> and the User ("User", "you" or "your") (together, the "Parties"). Transcendence42 provides a web-based gaming platform ("Platform"). A User is a person who visits the Website and/or the Platform, </text:p>
            <text:p>Plays web games, registers via any form available on the Website and/or the Platform, creates a login, subscribes or enters into a contract with Transcendence42.</text:p>
          </table:table-cell>
        </table:table-row>
        <table:table-row table:style-name="ro3">
          <table:table-cell/>
          <table:table-cell table:style-name="ce4" office:value-type="string" calcext:value-type="string">
            <text:p>THESE TERMS OUTLINE OUR RELATIONSHIP WITH YOU, AS SUPPLEMENTED BY OUR PRIVACY AND COOKIE POLICY. BY PLAYING WEB GAMES ON OUR PLATFORM OR OTHERWISE USING THE WEBSITE OR PLATFORM, YOU AGREE TO BE BOUND BY THE </text:p>
            <text:p>FOLLOWING TERMS AND CONDITIONS AND ALL APPLICABLE LAWS AND REGULATIONS.</text:p>
          </table:table-cell>
        </table:table-row>
        <table:table-row table:style-name="ro1">
          <table:table-cell table:number-columns-repeated="2"/>
        </table:table-row>
        <table:table-row table:style-name="ro3">
          <table:table-cell/>
          <table:table-cell office:value-type="string" calcext:value-type="string">
            <text:p>Your use of the Website and/or the Platform means that you are aware of, and agree to, the most recent version of the Terms and our Privacy Policy as published on the Website. </text:p>
            <text:p>It is your sole responsibility to ensure that your use of any and all third party websites or content complies with all third party requirements.</text:p>
          </table:table-cell>
        </table:table-row>
        <table:table-row table:style-name="ro2">
          <table:table-cell/>
          <table:table-cell office:value-type="string" calcext:value-type="string">
            <text:p>We reserve the right to modify these Terms, in part or in whole, at any time. We will notify you of any material changes by email or notice on the Website (where deemed necessary) and will note </text:p>
            <text:p>the date of the last change. If you use the Website or Platform after these updates are posted, you will be deemed to accept these changes and agree to be bound by them. </text:p>
            <text:p>These Terms will continue to apply until terminated, either by you or by us, as described in these Terms.</text:p>
          </table:table-cell>
        </table:table-row>
      </table:table>
      <table:table table:name="user license and gaming content"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2. USER LICENSE AND GAMING CONTENT</text:p>
          </table:table-cell>
        </table:table-row>
        <table:table-row table:style-name="ro1">
          <table:table-cell table:number-columns-repeated="2"/>
        </table:table-row>
        <table:table-row table:style-name="ro1">
          <table:table-cell/>
          <table:table-cell office:value-type="string" calcext:value-type="string">
            <text:p>Transcendence42 grants you a non-exclusive, limited, non-sublicensable and non-transferable right to use our Platform, subject to the limitations set forth in these Terms and any other limitations communicated by us in writing. Nothing in these Terms prohibits Transcendence42 from providing our Platform to others.</text:p>
          </table:table-cell>
        </table:table-row>
        <table:table-row table:style-name="ro1">
          <table:table-cell table:number-columns-repeated="2"/>
        </table:table-row>
        <table:table-row table:style-name="ro4">
          <table:table-cell/>
          <table:table-cell office:value-type="string" calcext:value-type="string">
            <text:p>Except for the limited rights expressly granted below, we reserve all right, title and interest in and to the Website and our Platform, including all associated intellectual property rights. </text:p>
            <text:p>Any games available through our Platform are owned by Transcendence42 or its partners. No rights are granted to you hereunder other than as expressly set forth herein. </text:p>
            <text:p>You agree not to reproduce, duplicate, copy, sell, resell or exploit any part of the Website/Platform, use of the Website/Platform or access to the Website/Platform without our express written consent. </text:p>
            <text:p>You may not duplicate, copy or reuse any part of the visual design elements without our express written consent.</text:p>
          </table:table-cell>
        </table:table-row>
        <table:table-row table:style-name="ro1">
          <table:table-cell table:number-columns-repeated="2"/>
        </table:table-row>
        <table:table-row table:style-name="ro5">
          <table:table-cell/>
          <table:table-cell office:value-type="string" calcext:value-type="string">
            <text:p>Users may livestream and monetise videos on online (live streaming) websites using gameplay and screenshots from games available on our Platform (“Gaming Content”), subject to the following conditions: </text:p>
            <text:p>(i) Transcendence42’ Platform and its logo will be clearly visible and not obscured, </text:p>
            <text:p>(ii) only monetise such videos and streams in accordance with the monetisation methods available on such online websites (e.g., Youtube, Twitch,...), </text:p>
            <text:p>(iii) you do not imply or state that your Gaming Content is officially affiliated with, sponsored, endorsed or approved by Transcendence42 (except when we have entered into a partnership with you) and </text:p>
            <text:p>(iv) the User is responsible for any third party content (e.g. music) that it uses together with the Gaming Content. </text:p>
            <text:p>Transcendence42 reserves the right to take action at any time against Gaming Content that Transcendence42 believes is unlawful, infringing, inappropriate or not in accordance with these Terms.</text:p>
          </table:table-cell>
        </table:table-row>
      </table:table>
      <table:table table:name="Access and use"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3. ACCESS AND USE</text:p>
          </table:table-cell>
        </table:table-row>
        <table:table-row table:style-name="ro1">
          <table:table-cell table:number-columns-repeated="2"/>
        </table:table-row>
        <table:table-row table:style-name="ro1">
          <table:table-cell/>
          <table:table-cell office:value-type="string" calcext:value-type="string">
            <text:p>You can access our Platform with an Account. In order to create your Account, log in to the Website, and participate in the Platform offered, you must be eligible and agree to the terms and conditions set forth below. Failure to qualify and continuously comply with any of the following terms and conditions constitutes a violation of these Terms and may result in the termination of your Account and permission to use the Website and Platform. In particular, you agree that:</text:p>
          </table:table-cell>
        </table:table-row>
        <table:table-row table:style-name="ro1">
          <table:table-cell/>
          <table:table-cell office:value-type="string" calcext:value-type="string">
            <text:p>- We are not responsible for any hardware, software or Internet access, quality, suitability or unavailability issues, subject to any Non-Excludable Rights. We do not provide Internet access, and you are responsible for all fees relating to telephone and Internet access charges along with all necessary equipment, servicing, repair or correction incurred in maintaining connectivity to the servers.</text:p>
          </table:table-cell>
        </table:table-row>
        <table:table-row table:style-name="ro1">
          <table:table-cell/>
          <table:table-cell office:value-type="string" calcext:value-type="string">
            <text:p>- you are either (a) of age to give legal consent or (b) you are a minor over thirteen (13) years old or the applicable minimum age in your country, state, or province or (c) have the consent of your parents (or your legal guardian), to access the Website under the laws of all jurisdictions applicable to you. We expressly reserve the right (but have no obligation) to request proof of your age at any time; We do not knowingly collect or solicit personal information from children under the age of thirteen (13) <text:s/>(or the applicable minimum age in your country) through our Platform.</text:p>
          </table:table-cell>
        </table:table-row>
        <table:table-row table:style-name="ro1">
          <table:table-cell/>
          <table:table-cell office:value-type="string" calcext:value-type="string">
            <text:p>- All information you provide to us in your registration form for the purpose of establishing your Account will be true and correct and you will promptly notify us of any changes to such information;</text:p>
          </table:table-cell>
        </table:table-row>
        <table:table-row table:style-name="ro1">
          <table:table-cell/>
          <table:table-cell office:value-type="string" calcext:value-type="string">
            <text:p>- Your Account is solely for your use and may not be used by any third party. You may not allow any third party to use your Account, password, login or user ID to access or use the Website, the Platform, or for any other purpose. We take no responsibility for any third party access to your Account. You must immediately notify us of any unauthorized use of your password and identification and/or breach. You accept responsibility for all activities that occur under your Account, username or password and all such use is deemed authorized by you. You are responsible for the security of the password you use to access the Platform and for all activities or actions under your password, whether your password is with our Platform or with a third party service;</text:p>
          </table:table-cell>
        </table:table-row>
        <table:table-row table:style-name="ro1">
          <table:table-cell/>
          <table:table-cell office:value-type="string" calcext:value-type="string">
            <text:p>- You have verified and determined that your use of the Website and Platform does not violate any law or regulation in any jurisdiction applicable to you. It is your sole responsibility to ensure that this is the case;</text:p>
          </table:table-cell>
        </table:table-row>
        <table:table-row table:style-name="ro1">
          <table:table-cell/>
          <table:table-cell office:value-type="string" calcext:value-type="string">
            <text:p>- You will not use the Website or the Platform for fraudulent or otherwise illegal purposes;</text:p>
          </table:table-cell>
        </table:table-row>
        <table:table-row table:style-name="ro1">
          <table:table-cell/>
          <table:table-cell office:value-type="string" calcext:value-type="string">
            <text:p>- You will ensure that all use of your Account is in full compliance with these Terms. We may suspend or terminate your access to the Website and Platform without notice to you if you do not use the Website or Platform for an extended period of time.</text:p>
          </table:table-cell>
        </table:table-row>
        <table:table-row table:style-name="ro1" table:number-rows-repeated="21">
          <table:table-cell table:number-columns-repeated="2"/>
        </table:table-row>
        <table:table-row table:style-name="ro1">
          <table:table-cell/>
          <table:table-cell table:style-name="ce2"/>
        </table:table-row>
        <table:table-row table:style-name="ro1" table:number-rows-repeated="6">
          <table:table-cell table:number-columns-repeated="2"/>
        </table:table-row>
        <table:table-row table:style-name="ro1" table:number-rows-repeated="9">
          <table:table-cell/>
          <table:table-cell table:style-name="ce2"/>
        </table:table-row>
        <table:table-row table:style-name="ro1" table:number-rows-repeated="3">
          <table:table-cell table:number-columns-repeated="2"/>
        </table:table-row>
        <table:table-row table:style-name="ro1" table:number-rows-repeated="6">
          <table:table-cell/>
          <table:table-cell table:style-name="ce2"/>
        </table:table-row>
        <table:table-row table:style-name="ro1">
          <table:table-cell table:number-columns-repeated="2"/>
        </table:table-row>
        <table:table-row table:style-name="ro1">
          <table:table-cell/>
          <table:table-cell table:style-name="ce2"/>
        </table:table-row>
      </table:table>
      <table:table table:name="code of conduct"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4. CODE OF CONDUCT</text:p>
          </table:table-cell>
        </table:table-row>
        <table:table-row table:style-name="ro1">
          <table:table-cell/>
          <table:table-cell office:value-type="string" calcext:value-type="string">
            <text:p>You agree to not post, transmit or otherwise make available through or in connection with the Platform any materials that are or may be: (a) harmful, abusive, threatening, harassing, degrading, hateful, inflammatory, discriminating or otherwise intimidating an individual or group of individuals on the basis of religion, gender, sexual orientation, race, ethnicity, age, or disability, or otherwise fail to respect the rights and dignity of others, violent or encouraging of violence (including self-harm), stalking; (b) defamatory, libelous, fraudulent, invasive of another's privacy or otherwise tortious; (c) obscene, vulgar, endangers or exploits children, harms children in any way, sexually explicit, pornographic or otherwise objectionable; <text:s/>Or (d) protected by copyright, trademark, trade secret, right of publicity or privacy or any other proprietary right, without the express prior written consent of the applicable owner.</text:p>
          </table:table-cell>
        </table:table-row>
        <table:table-row table:style-name="ro1">
          <table:table-cell table:number-columns-repeated="2"/>
        </table:table-row>
        <table:table-row table:style-name="ro1">
          <table:table-cell/>
          <table:table-cell office:value-type="string" calcext:value-type="string">
            <text:p>Additionally you agree not to take any of the following actions:</text:p>
          </table:table-cell>
        </table:table-row>
        <table:table-row table:style-name="ro1">
          <table:table-cell/>
          <table:table-cell office:value-type="string" calcext:value-type="string">
            <text:p>- collect, store, publish or otherwise disseminate any personal data of other users, or any material, non-public information about companies without the authorization to do so</text:p>
          </table:table-cell>
        </table:table-row>
        <table:table-row table:style-name="ro1">
          <table:table-cell/>
          <table:table-cell office:value-type="string" calcext:value-type="string">
            <text:p>upload, post, e-mail, transmit or otherwise make available any unsolicited or unauthorized advertising, promotional materials, “junk mail”, “spam”, “chain letters”, “pyramid schemes”, or any other form of solicitation;</text:p>
          </table:table-cell>
        </table:table-row>
        <table:table-row table:style-name="ro1">
          <table:table-cell/>
          <table:table-cell office:value-type="string" calcext:value-type="string">
            <text:p>- Reverse engineer, derive source code, modify, decompile, disassemble the Services or any portion thereof, or otherwise determining or attempting to determine any source code, algorithms, methods or techniques used or embodied in the Services.</text:p>
          </table:table-cell>
        </table:table-row>
        <table:table-row table:style-name="ro1">
          <table:table-cell/>
          <table:table-cell office:value-type="string" calcext:value-type="string">
            <text:p>- Web Scraping and Automatic Data Collection: You may not, without our prior written consent, use any robot, spider, scraper, deep link or other automated data gathering or extraction tools, program, algorithm or methodology to access, acquire, copy or monitor any portion of the Website/Platform or its content, including user accounts, user data, or any other proprietary information or data related to the Website, for any purpose, including, but not limited to, commercial purposes Such as training machine learning algorithms or artificial intelligence models</text:p>
          </table:table-cell>
        </table:table-row>
        <table:table-row table:style-name="ro1">
          <table:table-cell/>
          <table:table-cell office:value-type="string" calcext:value-type="string">
            <text:p>- intentionally distribute worms, Trojan horses, corrupt files or other items of a destructive or misleading nature or use the Website and/or Platform for illegal, invasive, infringing, defamatory or fraudulent purposes;</text:p>
          </table:table-cell>
        </table:table-row>
        <table:table-row table:style-name="ro1">
          <table:table-cell/>
          <table:table-cell office:value-type="string" calcext:value-type="string">
            <text:p>- use any cheats, hacks, bugs, design flaws, unauthorized exploits, bots, or third-party software that may modify, temporarily or permanently, the code or the user experience of the Services, whether locally on your device or on servers, or using any application, software or technology that is not expressly authorized by us that enables cheating, power-leveling, or accomplishing game tasks that cannot be accomplished without the use of such an application, software or technology.</text:p>
          </table:table-cell>
        </table:table-row>
        <table:table-row table:style-name="ro1">
          <table:table-cell/>
          <table:table-cell office:value-type="string" calcext:value-type="string">
            <text:p>- use macros, robot play, or any other behavior that allows you to automatically function or effect any action in a game with or without your presence.</text:p>
          </table:table-cell>
        </table:table-row>
        <table:table-row table:style-name="ro1">
          <table:table-cell/>
          <table:table-cell office:value-type="string" calcext:value-type="string">
            <text:p>- impede or disrupt the Service or that negatively affects or may prohibit other users from enjoying the Website, the Games or any other aspect of the Service. This includes affecting the normal flow of gameplay or dialogue in the Game or in Interactive Areas (such as message boards) in the Service by use of excessive shouting (ALL CAPS), “spamming” or any other disruptive or detrimental methods in an attempt to disturb other users;</text:p>
          </table:table-cell>
        </table:table-row>
        <table:table-row table:style-name="ro1">
          <table:table-cell/>
          <table:table-cell office:value-type="string" calcext:value-type="string">
            <text:p>- Take any action that imposes an unreasonable or disproportionately large load on our network or infrastructure, and that may disrupt, negatively affect or prohibit users from enjoying the Service</text:p>
          </table:table-cell>
        </table:table-row>
        <table:table-row table:style-name="ro1">
          <table:table-cell/>
          <table:table-cell office:value-type="string" calcext:value-type="string">
            <text:p>remove or in any way circumvent technical or other protection measures on the Website and/or on the Platform;</text:p>
          </table:table-cell>
        </table:table-row>
        <table:table-row table:style-name="ro1">
          <table:table-cell/>
          <table:table-cell office:value-type="string" calcext:value-type="string">
            <text:p>- Impersonate any person or entity or otherwise misrepresent your affiliation, identity, or the origin of materials you transmit, or misrepresenting that your statements or actions are endorsed by Nexon. This includes but is not limited to :forge headers or otherwise manipulate identifiers in order to disguise the origin of any message transmitted through the Website;</text:p>
          </table:table-cell>
        </table:table-row>
        <table:table-row table:style-name="ro1">
          <table:table-cell/>
          <table:table-cell office:value-type="string" calcext:value-type="string">
            <text:p>- sublicense, lease, rent, lend, distribute or otherwise transfer the Website and Platform to any third party;</text:p>
          </table:table-cell>
        </table:table-row>
        <table:table-row table:style-name="ro1">
          <table:table-cell/>
          <table:table-cell office:value-type="string" calcext:value-type="string">
            <text:p>- Removing, altering, or concealing any copyright, trademark, patent or other proprietary notices, legends, symbols, or labels (including any watermark or other digital rights management technology or other information) contained on or within the Services.</text:p>
          </table:table-cell>
        </table:table-row>
        <table:table-row table:style-name="ro1">
          <table:table-cell/>
          <table:table-cell office:value-type="string" calcext:value-type="string">
            <text:p>- Or in general: engaging in any other conduct that, in Nexon’s sole judgment, exposes us, any of our users, or any other third party to any liability, damages, or detriment of any type.</text:p>
          </table:table-cell>
        </table:table-row>
        <table:table-row table:style-name="ro1">
          <table:table-cell/>
          <table:table-cell office:value-type="string" calcext:value-type="string">
            <text:p>- <text:s/>engage in, encourage, or promote any illegal activity, or any activity that violates these Terms or the Rules of Conduct; </text:p>
          </table:table-cell>
        </table:table-row>
        <table:table-row table:style-name="ro1">
          <table:table-cell table:number-columns-repeated="2"/>
        </table:table-row>
        <table:table-row table:style-name="ro1">
          <table:table-cell/>
          <table:table-cell office:value-type="string" calcext:value-type="string">
            <text:p>Notwithstanding above, you may (a) temporarily store copies of such materials in RAM, (b) store files that are automatically cached by your web browser to improve screen display, and (c) print a reasonable number of pages from the Website; provided that, in each case, you do not modify or delete any reference to copyright or other proprietary notices contained in such materials.</text:p>
          </table:table-cell>
        </table:table-row>
        <table:table-row table:style-name="ro1">
          <table:table-cell table:number-columns-repeated="2"/>
        </table:table-row>
        <table:table-row table:style-name="ro1">
          <table:table-cell/>
          <table:table-cell office:value-type="string" calcext:value-type="string">
            <text:p>All content and/or opinions uploaded, expressed or submitted on any message board, blog, chat room or other publicly accessible part of the Website or games available on the Platform, and all articles and answers to questions, other than content provided by Transcendence42, are solely the opinions and responsibility of the person or entity sharing them and do not reflect the opinions of Transcendence42. You understand and acknowledge that you are responsible for the content you share and that you bear full responsibility for such content, including its legality, reliability and appropriateness.</text:p>
          </table:table-cell>
        </table:table-row>
        <table:table-row table:style-name="ro1">
          <table:table-cell table:number-columns-repeated="2"/>
        </table:table-row>
        <table:table-row table:style-name="ro1">
          <table:table-cell/>
          <table:table-cell office:value-type="string" calcext:value-type="string">
            <text:p>Violations of system or network security or attempts to disrupt or undermine the operation of the Services may result in civil or criminal liability. We may investigate and work with law enforcement authorities to prosecute users who violate the Terms.</text:p>
          </table:table-cell>
        </table:table-row>
        <table:table-row table:style-name="ro1">
          <table:table-cell table:number-columns-repeated="2"/>
        </table:table-row>
        <table:table-row table:style-name="ro1">
          <table:table-cell/>
          <table:table-cell office:value-type="string" calcext:value-type="string">
            <text:p>You also agree that you will not provide material support to another user’s violation or attempted violation of this Agreement. This includes providing financial support; know-how, expertise, or other assistance; or repeated encouragement to engage in conduct that violates this Agreement.</text:p>
          </table:table-cell>
        </table:table-row>
        <table:table-row table:style-name="ro1">
          <table:table-cell/>
          <table:table-cell office:value-type="string" calcext:value-type="string">
            <text:p>WE MAY WITHHOLD, SUSPEND, MODIFY, OR TERMINATE YOUR ACCESS TO THE SERVICES FOR ANY OR NO REASON AT ANY TIME WITHOUT NOTICE UNLESS OTHERWISE REQUIRED BY APPLICABLE LAW. If your account is suspended while you are participating in a tournament or competition, Nexon assumes no liability in the loss of any potential prizes or recognition related to the tournament or competition.</text:p>
          </table:table-cell>
        </table:table-row>
      </table:table>
      <table:table table:name="VERIFICATION OF ACCOUNT INFORMATION"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5. VERIFICATION OF ACCOUNT INFORMATION</text:p>
          </table:table-cell>
        </table:table-row>
        <table:table-row table:style-name="ro1">
          <table:table-cell table:number-columns-repeated="2"/>
        </table:table-row>
        <table:table-row table:style-name="ro1">
          <table:table-cell/>
          <table:table-cell office:value-type="string" calcext:value-type="string">
            <text:p>Summary: We can always check whether your information and use of the Platform complies with our rules.</text:p>
          </table:table-cell>
        </table:table-row>
        <table:table-row table:style-name="ro1">
          <table:table-cell table:number-columns-repeated="2"/>
        </table:table-row>
        <table:table-row table:style-name="ro4">
          <table:table-cell/>
          <table:table-cell office:value-type="string" calcext:value-type="string">
            <text:p>We reserve the right (but do not assume the obligation) to conduct an audit at any time to validate your Account information and/or to ensure that your participation on the </text:p>
            <text:p>Website and use of the Platform does not violate these Terms and/or any applicable law. You authorize us and our agents to make any inquiries to you and for us to use and </text:p>
            <text:p>disclose to third parties that we deem necessary to validate this information. To facilitate the aforementioned validation, you agree to provide sufficient information or documentation as we, </text:p>
            <text:p>In our sole discretion, may request. If you do not provide such information within thirty (30) days of our request, if your responses are incomplete or otherwise insufficient, or if we are unable to verify the information applicable to your account, your account may be terminated.</text:p>
          </table:table-cell>
        </table:table-row>
        <table:table-row table:style-name="ro1">
          <table:table-cell table:number-columns-repeated="2"/>
        </table:table-row>
        <table:table-row table:style-name="ro1">
          <table:table-cell/>
          <table:table-cell office:value-type="string" calcext:value-type="string">
            <text:p>Notwithstanding the above, Transcendence42 reserves the right to remove the username linked to your Account if it does not comply with these Terms.</text:p>
          </table:table-cell>
        </table:table-row>
      </table:table>
      <table:table table:name="PRIVACY and monitoring"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6. PRIVACY and monitoring</text:p>
          </table:table-cell>
        </table:table-row>
        <table:table-row table:style-name="ro1">
          <table:table-cell table:number-columns-repeated="2"/>
        </table:table-row>
        <table:table-row table:style-name="ro1">
          <table:table-cell/>
          <table:table-cell office:value-type="string" calcext:value-type="string">
            <text:p>Transcendence42's use of your personal data and our responsibilities in protecting your privacy are described in our Privacy and Cookie Policy.</text:p>
          </table:table-cell>
        </table:table-row>
        <table:table-row table:style-name="ro1">
          <table:table-cell table:number-columns-repeated="2"/>
        </table:table-row>
        <table:table-row table:style-name="ro4">
          <table:table-cell/>
          <table:table-cell office:value-type="string" calcext:value-type="string">
            <text:p>You understand and agree that subject to applicable laws we may access, disclose or retain personal information, including the content of your communications, </text:p>
            <text:p>in the good faith belief that we are lawfully authorized or required to do so, or that doing so is reasonably necessary or appropriate to comply with the law or with legal process or authorities, </text:p>
            <text:p>respond to any claims, or to protect the rights, property or safety of Transcendence42, our users, our employees or the public, including without limitation to protect </text:p>
            <text:p>Transcendence42 or our users from fraudulent, abusive, inappropriate or unlawful use of our Service.</text:p>
          </table:table-cell>
        </table:table-row>
        <table:table-row table:style-name="ro1">
          <table:table-cell table:number-columns-repeated="2"/>
        </table:table-row>
        <table:table-row table:style-name="ro3">
          <table:table-cell/>
          <table:table-cell office:value-type="string" calcext:value-type="string">
            <text:p>You understand and agree that when you communicate with other users within the Game or utilize any interactive features available on the Website, such as instant messaging or chat rooms, such communications and postings are transmitted through our servers, and we may, but are not obligated to, monitor all such communications and postings, </text:p>
            <text:p>Including those that are designated as “private” to the extent permitted by law.  For further information on how we collect and process data about you, please review our Privacy and Cookie Policy.</text:p>
          </table:table-cell>
        </table:table-row>
      </table:table>
      <table:table table:name=" THIRD PARTY WEBSITES AND PROMOTIONS"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7. THIRD PARTY WEBSITES AND PROMOTIONS</text:p>
          </table:table-cell>
        </table:table-row>
        <table:table-row table:style-name="ro1">
          <table:table-cell table:number-columns-repeated="2"/>
        </table:table-row>
        <table:table-row table:style-name="ro1">
          <table:table-cell/>
          <table:table-cell office:value-type="string" calcext:value-type="string">
            <text:p>Summary: We don’t control third-party services, and we’re not liable for any transactions you may perform with them, or for what they do. When using third-party services, your security is your responsibility. Please be aware that promotions that are made available through our Platform may be subject to additional rules.</text:p>
          </table:table-cell>
        </table:table-row>
        <table:table-row table:style-name="ro1" table:number-rows-repeated="3">
          <table:table-cell table:number-columns-repeated="2"/>
        </table:table-row>
        <table:table-row table:style-name="ro1">
          <table:table-cell/>
          <table:table-cell office:value-type="string" calcext:value-type="string">
            <text:p>We may provide or make available third-party content through the Service and may provide links to web pages and content of third parties (collectively the “Third-Party Content”) as a service to those interested in this information. We do not monitor or have any control over any Third-Party Content on third-party websites. We do not endorse or adopt any Third-Party Content and can make no guarantee as to its accuracy or completeness. We do not represent or warrant the accuracy of any information contained therein and undertake no responsibility to update or review any Third-Party Content. Users use such Third-Party Content contained therein at their own risk.</text:p>
          </table:table-cell>
        </table:table-row>
        <table:table-row table:style-name="ro1" table:number-rows-repeated="3">
          <table:table-cell table:number-columns-repeated="2"/>
        </table:table-row>
        <table:table-row table:style-name="ro1">
          <table:table-cell/>
          <table:table-cell office:value-type="string" calcext:value-type="string">
            <text:p>Any sweepstakes, contests, raffles, surveys, games or similar promotions (collectively, “Promotions”) made available through the Website may be governed by rules that are separate from these Terms. If you participate in any Promotions, please review the applicable rules as well as our Privacy Policy. If the rules for a Promotion conflict with these Terms, the Promotion rules will govern.</text:p>
          </table:table-cell>
        </table:table-row>
      </table:table>
      <table:table table:name=" TRADEMARKS, TRADE NAMES AND SERVICE MARKS" table:style-name="ta1">
        <table:table-column table:style-name="co3" table:default-cell-style-name="Default"/>
        <table:table-row table:style-name="ro1">
          <table:table-cell/>
        </table:table-row>
      </table:table>
      <table:table table:name="WARRANTIES; DISCLAIMER"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9 WARRANTIES; limitation of liability</text:p>
          </table:table-cell>
        </table:table-row>
        <table:table-row table:style-name="ro1">
          <table:table-cell table:number-columns-repeated="2"/>
        </table:table-row>
        <table:table-row table:style-name="ro1">
          <table:table-cell/>
          <table:table-cell office:value-type="string" calcext:value-type="string">
            <text:p>Summary: We offer no warranties regarding our services and the Platform, including any regarding their quality, reliability, security, or compatibility.</text:p>
          </table:table-cell>
        </table:table-row>
        <table:table-row table:style-name="ro1">
          <table:table-cell table:number-columns-repeated="2"/>
        </table:table-row>
        <table:table-row table:style-name="ro4">
          <table:table-cell/>
          <table:table-cell office:value-type="string" calcext:value-type="string">
            <text:p>OUR SERVICES AND ALL MATERIALS ON THE WEBSITE AND PLATFORM ARE PROVIDED "AS IS" AND "AS AVAILABLE" AND WITHOUT WARRANTIES OF ANY KIND, EXPRESS OR IMPLIED, </text:p>
            <text:p>INCLUDING IMPLIED WARRANTIES OF MERCHANTABILITY AND FITNESS FOR A PARTICULAR PURPOSE. Transcendence42 MAKES NO REPRESENTATIONS OR WARRANTIES ABOUT THE ACCURACY,</text:p>
            <text:p> COMPLETENESS, OR SUITABILITY OF ANY MATERIAL ON THE WEBSITE, OR ON ANY WEBSITE OR WEBSITES "LINKED" TO THE WEBSITE. Transcendence42 DOES NOT WARRANT THAT </text:p>
            <text:p>THE WEBSITE AND/OR OUR PLATFORM WILL BE AVAILABLE, UNINTERRUPTED, ERROR-FREE, OR FREE OF VIRUSES OR OTHER HARMFUL COMPONENTS.</text:p>
          </table:table-cell>
        </table:table-row>
        <table:table-row table:style-name="ro1">
          <table:table-cell table:number-columns-repeated="2"/>
        </table:table-row>
        <table:table-row table:style-name="ro1">
          <table:table-cell/>
          <table:table-cell office:value-type="string" calcext:value-type="string">
            <text:p>YOU EXPRESSLY UNDERSTAND AND AGREE THAT, SUBJECT TO AND WITHOUT LIMITING ANY NON-EXCLUDABLE RIGHTS:</text:p>
          </table:table-cell>
        </table:table-row>
        <table:table-row table:style-name="ro1">
          <table:table-cell/>
          <table:table-cell office:value-type="string" calcext:value-type="string">
            <text:p>a. THE SERVICE, THE GAMES, THE WEBSITE AND ALL MATERIALS CONTAINED THEREIN ARE PROVIDED ON AN “AS IS” AND “AS AVAILABLE” BASIS WITHOUT WARRANTIES OF ANY KIND, EITHER EXPRESS OR IMPLIED. ARC GAMES AND ITS SUBSIDIARIES, AFFILIATES, OFFICERS, EMPLOYEES, AGENTS, PARTNERS AND LICENSORS DISCLAIM ALL OTHER WARRANTIES, EXPRESS OR IMPLIED, INCLUDING, WITHOUT LIMITATION, IMPLIED WARRANTIES OF MERCHANTABILITY, FITNESS FOR A PARTICULAR PURPOSE, PERFORMANCE OR SUITABILITY FOR YOUR INTENDED USE, TITLE AND NON-INFRINGEMENT, AS TO THE SERVICE, THE GAME AND THE WEBSITE, INCLUDING ALL INFORMATION, CONTENT AND MATERIALS CONTAINED THEREIN. WITHOUT LIMITING THE FOREGOING, ARC GAMES DOES NOT REPRESENT OR WARRANT THAT THE SERVICE, THE GAMES, THE WEBSITE OR THE MATERIALS CONTAINED THEREIN ARE ACCURATE, COMPLETE, RELIABLE, AVAILABLE, CURRENT OR ERROR-FREE. ARC GAMES ALSO DOES NOT REPRESENT OR WARRANT THAT THE GAMES, THE WEBSITE OR ITS SERVERS ARE FREE OF VIRUSES, BUGS, ERRORS OR OTHER HARMFUL COMPONENTS OR DEFECTS, TRANSMIT DATA IN A SECURE MANNER, OR FUNCTION PROPERLY WITH THE SERVICE.</text:p>
          </table:table-cell>
        </table:table-row>
        <table:table-row table:style-name="ro1">
          <table:table-cell/>
          <table:table-cell office:value-type="string" calcext:value-type="string">
            <text:p>b. ARC GAMES AND ITS SUBSIDIARIES, AFFILIATES, OFFICERS, EMPLOYEES, AGENTS, PARTNERS AND LICENSORS MAKE NO WARRANTY THAT (I) THE SERVICE WILL MEET YOUR REQUIREMENTS; (II) THE WEBSITE WILL BE UNINTERRUPTED, TIMELY, SECURE OR ERROR-FREE; OR (III) ANY ERRORS IN THE SOFTWARE WILL BE CORRECTED.</text:p>
          </table:table-cell>
        </table:table-row>
        <table:table-row table:style-name="ro2">
          <table:table-cell/>
          <table:table-cell office:value-type="string" calcext:value-type="string">
            <text:p>c. WHILE ARC GAMES ATTEMPTS TO MAKE YOUR ACCESS AND USE OF THE SERVICE SAFE, ARC GAMES CANNOT AND DOES NOT REPRESENT OR WARRANT THAT THE SERVICE OR ITS SERVER(S) ARE FREE OF VIRUSES OR OTHER HARMFUL COMPONENTS; THEREFORE,</text:p>
            <text:p>You are responsible for implementing sufficient procedures and checkpoints to meet your specific requirements for accuracy of data input and output, and for maintaining a means outside the Website and Platform for reconstructing lost data</text:p>
            <text:p> YOU SHOULD USE INDUSTRY-RECOGNIZED SOFTWARE TO DETECT AND DISINFECT VIRUSES FROM ANY DOWNLOAD. ANY MATERIAL DOWNLOADED OR OTHERWISE OBTAINED THROUGH THE USE OF THE WEBSITE OR SERVICE IS ACCESSED AT YOUR OWN DISCRETION AND RISK, AND YOU WILL BE SOLELY RESPONSIBLE FOR ANY DAMAGE TO YOUR COMPUTER SYSTEM OR LOSS OF DATA THAT RESULTS FROM THE DOWNLOAD OF ANY SUCH MATERIAL.</text:p>
          </table:table-cell>
        </table:table-row>
        <table:table-row table:style-name="ro1">
          <table:table-cell/>
          <table:table-cell office:value-type="string" calcext:value-type="string">
            <text:p>d. A SMALL PERCENTAGE OF USERS MAY EXPERIENCE EPILEPTIC SEIZURES WHEN EXPOSED TO CERTAIN LIGHT PATTERNS OR BACKGROUNDS ON A COMPUTER SCREEN OR WHILE USING THE WEBSITE OR THE SERVICE. CERTAIN CONDITIONS MAY INDUCE PREVIOUSLY UNDETECTED EPILEPTIC SYMPTOMS EVEN IN USERS WHO HAVE NO HISTORY OF PRIOR SEIZURES OR EPILEPSY. IF YOU, OR ANYONE IN YOUR FAMILY, HAVE AN EPILEPTIC CONDITION, CONSULT YOUR PHYSICIAN PRIOR TO USING THE SERVICE. IMMEDIATELY DISCONTINUE USE OF THE SERVICE AND CONSULT YOUR PHYSICIAN IF YOU EXPERIENCE ANY OF THE FOLLOWING SYMPTOMS WHILE USING THE SERVICE: DIZZINESS, ALTERED VISION, EYE OR MUSCLE TWITCHES, LOSS OF AWARENESS, DISORIENTATION, ANY INVOLUNTARY MOVEMENT, OR CONVULSIONS.</text:p>
          </table:table-cell>
        </table:table-row>
        <table:table-row table:style-name="ro1">
          <table:table-cell/>
          <table:table-cell office:value-type="string" calcext:value-type="string">
            <text:p>e. REFERENCE TO ANY PRODUCTS, SERVICES, PROCESSES OR OTHER INFORMATION, BY TRADE NAME, TRADEMARK, MANUFACTURER, SUPPLIER OR OTHERWISE DOES NOT CONSTITUTE OR IMPLY ENDORSEMENT, SPONSORSHIP OR RECOMMENDATION THEREOF, OR ANY AFFILIATION THEREWITH, BY ARC GAMES.</text:p>
          </table:table-cell>
        </table:table-row>
      </table:table>
      <table:table table:name=" INDEMNIFICATION"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0. INDEMNIFICATION</text:p>
          </table:table-cell>
        </table:table-row>
        <table:table-row table:style-name="ro1">
          <table:table-cell table:number-columns-repeated="2"/>
        </table:table-row>
        <table:table-row table:style-name="ro1">
          <table:table-cell/>
          <table:table-cell office:value-type="string" calcext:value-type="string">
            <text:p>Summary: If Transcendence42 is sued or otherwise put in harm’s way because of something you did, you will bear the associated costs and damages.</text:p>
          </table:table-cell>
        </table:table-row>
        <table:table-row table:style-name="ro1" table:number-rows-repeated="2">
          <table:table-cell table:number-columns-repeated="2"/>
        </table:table-row>
        <table:table-row table:style-name="ro6">
          <table:table-cell/>
          <table:table-cell office:value-type="string" calcext:value-type="string">
            <text:p>You agree to defend, indemnify and hold harmless</text:p>
            <text:p>Arc Games</text:p>
            <text:p>From and against any claims, damages, costs, liabilities and expenses (including, but not limited to, reasonable attorneys’ fees, expenses, and court costs) </text:p>
            <text:p>arising out of or related to your User ID, any User Content you post, store or otherwise transmit on or through the Website, your violations or breach of these Terms, </text:p>
            <text:p>any conduct, acts, omissions or misuse of the Service by you that is negligent or in breach of these Terms, any misrepresentations made by you, or your </text:p>
            <text:p>violation of the rights of any third party. We reserve the right to assume the exclusive defense and control of any matter otherwise subject to indemnification by you, </text:p>
            <text:p>And in such case, you agree to cooperate with our defense of such claim. You will not settle any claims or losses without, in each instance, the prior, written consent of an officer of Arc Games.</text:p>
          </table:table-cell>
        </table:table-row>
      </table:table>
      <table:table table:name="TERMINATION OR DELETION OF ACCOUNTS" table:style-name="ta1">
        <table:table-column table:style-name="co3" table:number-columns-repeated="2" table:default-cell-style-name="Default"/>
        <table:table-row table:style-name="ro1" table:number-rows-repeated="4">
          <table:table-cell table:number-columns-repeated="2"/>
        </table:table-row>
        <table:table-row table:style-name="ro1">
          <table:table-cell/>
          <table:table-cell office:value-type="string" calcext:value-type="string">
            <text:p>11. TERMINATION OR DELETION OF ACCOUNTS</text:p>
          </table:table-cell>
        </table:table-row>
        <table:table-row table:style-name="ro1">
          <table:table-cell table:number-columns-repeated="2"/>
        </table:table-row>
        <table:table-row table:style-name="ro1">
          <table:table-cell/>
          <table:table-cell office:value-type="string" calcext:value-type="string">
            <text:p>Summary: You can delete your Account at any time yourself in our Platform. Furthermore, we can terminate or suspend your access to our Platform when we believe that you do not follow our rules.</text:p>
          </table:table-cell>
        </table:table-row>
        <table:table-row table:style-name="ro1">
          <table:table-cell table:number-columns-repeated="2"/>
        </table:table-row>
        <table:table-row table:style-name="ro7">
          <table:table-cell/>
          <table:table-cell office:value-type="string" calcext:value-type="string">
            <text:p>Transcendence42 reserves the right to terminate these Terms and end your access to the Website and/or Platform, or temporarily suspend all or part of your access, at any time and without prior notice under the following circumstances: </text:p>
            <text:p>* If we have a reasonable belief that you have violated, or may potentially violate, any term or provision outlined in these Terms; </text:p>
            <text:p>* If we determine that termination or suspension of your access is required by applicable law or legal obligation; </text:p>
            <text:p>* At our sole discretion, for any other reason we deem suspension or termination necessary or appropriate. </text:p>
            <text:p>* We may delete any Account Information or other material related to your use of the Website and/or our Platform on our servers or otherwise in our possession. </text:p>
            <text:p/>
            <text:p> If you feel you have been unfairly warned or disciplined, please contact us with a full detailed explanation.</text:p>
            <text:p/>
            <text:p/>
            <text:p>You acknowledge that we will not be liable to you or any third party for any termination of your access to the Website and/or our Platform. </text:p>
            <text:p>* You can delete your Account at any time by going to account settings and clicking on “Delete your account”, or request us to delete your Account by email.</text:p>
          </table:table-cell>
        </table:table-row>
      </table:table>
      <table:table table:name=" INFORMATION, COMPLAINTS &amp; COPYRIGHT CLAIMS" table:style-name="ta1">
        <table:table-column table:style-name="co3" table:number-columns-repeated="2" table:default-cell-style-name="Default"/>
        <table:table-row table:style-name="ro1" table:number-rows-repeated="22">
          <table:table-cell table:number-columns-repeated="2"/>
        </table:table-row>
        <table:table-row table:style-name="ro1">
          <table:table-cell/>
          <table:table-cell office:value-type="string" calcext:value-type="string">
            <text:p>12. INFORMATION, COMPLAINTS &amp; COPYRIGHT CLAIMS</text:p>
          </table:table-cell>
        </table:table-row>
        <table:table-row table:style-name="ro1">
          <table:table-cell table:number-columns-repeated="2"/>
        </table:table-row>
        <table:table-row table:style-name="ro1">
          <table:table-cell/>
          <table:table-cell office:value-type="string" calcext:value-type="string">
            <text:p>Summary: If you have any concerns or complaints, please email us at legal@Transcendence42.com. When you provide us with feedback we are free to use such feedback at our own discretion.</text:p>
          </table:table-cell>
        </table:table-row>
        <table:table-row table:style-name="ro1">
          <table:table-cell table:number-columns-repeated="2"/>
        </table:table-row>
        <table:table-row table:style-name="ro1">
          <table:table-cell/>
          <table:table-cell office:value-type="string" calcext:value-type="string">
            <text:p>If you have a question or complaint regarding the Platform or Website, please fill in our contact form at https://www.Transcendence42.com/contact or send an e-mail to legal@Transcendence42.com.</text:p>
          </table:table-cell>
        </table:table-row>
        <table:table-row table:style-name="ro1">
          <table:table-cell table:number-columns-repeated="2"/>
        </table:table-row>
        <table:table-row table:style-name="ro4">
          <table:table-cell/>
          <table:table-cell office:value-type="string" calcext:value-type="string">
            <text:p>We value your opinion. if you provide us with feedback, including data, variables, comments, suggestions, ideas, notes, drawings, graphics, concepts or other information </text:p>
            <text:p>("Feedback"), you are providing that Feedback, and all of your rights thereto, to us free of charge, and such Feedback will be treated as non-confidential and non-proprietary </text:p>
            <text:p>and may be used by us for any purpose, without your consent or any compensation to you or anyone else. This applies whether you submit such Feedback to us by email, </text:p>
            <text:p>Through a form on the Website, on a bulletin board or otherwise.</text:p>
          </table:table-cell>
        </table:table-row>
        <table:table-row table:style-name="ro1">
          <table:table-cell table:number-columns-repeated="2"/>
        </table:table-row>
        <table:table-row table:style-name="ro4">
          <table:table-cell/>
          <table:table-cell office:value-type="string" calcext:value-type="string">
            <text:p>If you believe in good faith that materials available on the Website or Platform infringe your copyright, you (or your agent) may send us a written notice by courier, </text:p>
            <text:p>mail or e-mail, requesting that we remove such material or block access to it. If you believe in good faith that someone has wrongly filed a notice of </text:p>
            <text:p>copyright infringement against you, you can send us a counter-notice. Notices and counter-notices must be sent in writing to: </text:p>
            <text:p>BV MAXFLOW, IP Infringement Desk, Ketelmakerij 20, 3010 Kessel-Lo, Belgium or by e-mail to legal@Transcendence42.com.</text:p>
          </table:table-cell>
        </table:table-row>
        <table:table-row table:style-name="ro1">
          <table:table-cell table:number-columns-repeated="2"/>
        </table:table-row>
        <table:table-row table:style-name="ro1">
          <table:table-cell/>
          <table:table-cell office:value-type="string" calcext:value-type="string">
            <text:p>For US Residents Only: If you are a copyright owner or an agent thereof and believe that your intellectual property rights have been infringed upon, you may submit a notification pursuant to the Digital Millennium Copyright Act (“DMCA”) by providing our copyright agent with the following information in writing (see 17 U.S.C 512(c)(3) for further detail):</text:p>
          </table:table-cell>
        </table:table-row>
        <table:table-row table:style-name="ro1">
          <table:table-cell/>
          <table:table-cell office:value-type="string" calcext:value-type="string">
            <text:p>A physical or electronic signature of a person authorized to act on behalf of the owner of an exclusive right that is allegedly infringed;</text:p>
          </table:table-cell>
        </table:table-row>
        <table:table-row table:style-name="ro1">
          <table:table-cell/>
          <table:table-cell office:value-type="string" calcext:value-type="string">
            <text:p>identification of the copyrighted work claimed to have been infringed, or, if multiple copyrighted works at a single online site are covered by a single notification, a representative list of such works at that site;</text:p>
          </table:table-cell>
        </table:table-row>
        <table:table-row table:style-name="ro1">
          <table:table-cell/>
          <table:table-cell office:value-type="string" calcext:value-type="string">
            <text:p>identification of the material that is claimed to be infringing or to be the subject of infringing activity and that is to be removed or access to which is to be disabled and information reasonably sufficient to permit Transcendence42 to locate the material;</text:p>
          </table:table-cell>
        </table:table-row>
        <table:table-row table:style-name="ro1">
          <table:table-cell/>
          <table:table-cell office:value-type="string" calcext:value-type="string">
            <text:p>information reasonably sufficient to permit Transcendence42 to contact you, such as an address, telephone number, and, if available, an e-mail address;</text:p>
          </table:table-cell>
        </table:table-row>
        <table:table-row table:style-name="ro1">
          <table:table-cell/>
          <table:table-cell office:value-type="string" calcext:value-type="string">
            <text:p>a statement that you have a good faith belief that use of the material in the manner complained of is not authorized by the copyright owner, its agent, or the law; and</text:p>
          </table:table-cell>
        </table:table-row>
        <table:table-row table:style-name="ro1">
          <table:table-cell/>
          <table:table-cell office:value-type="string" calcext:value-type="string">
            <text:p>a statement that the information in the notification is accurate, and under penalty of perjury, that you are authorized to act on behalf of the owner of an exclusive right that is allegedly infringed.</text:p>
          </table:table-cell>
        </table:table-row>
        <table:table-row table:style-name="ro1">
          <table:table-cell/>
          <table:table-cell office:value-type="string" calcext:value-type="string">
            <text:p>You can contact us via email (legal@Transcendence42.com). Upon receipt of a notification, Transcendence42 will take whatever action, in its sole discretion, it deems appropriate, including removal of the challenged content from the Website or Platform.</text:p>
          </table:table-cell>
        </table:table-row>
        <table:table-row table:style-name="ro1">
          <table:table-cell/>
          <table:table-cell office:value-type="string" calcext:value-type="string">
            <text:p>We suggest that you consult your legal advisor before filing a notice or counter-notice.</text:p>
          </table:table-cell>
        </table:table-row>
      </table:table>
      <table:table table:name="DISPUTES"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13. DISPUTES</text:p>
          </table:table-cell>
        </table:table-row>
        <table:table-row table:style-name="ro1">
          <table:table-cell table:number-columns-repeated="2"/>
        </table:table-row>
        <table:table-row table:style-name="ro1">
          <table:table-cell/>
          <table:table-cell office:value-type="string" calcext:value-type="string">
            <text:p>Summary: Mindful of the high costs of legal disputes, we want to try to settle any disputes with you related to the Terms by initially attempting to resolve the matter in good faith through written notice.</text:p>
          </table:table-cell>
        </table:table-row>
        <table:table-row table:style-name="ro1">
          <table:table-cell table:number-columns-repeated="2"/>
        </table:table-row>
        <table:table-row table:style-name="ro4">
          <table:table-cell/>
          <table:table-cell office:value-type="string" calcext:value-type="string">
            <text:p>Mindful of the high cost of legal dispute, not only in money but also in time and energy, both you and Transcendence42 agree to the following dispute resolution procedure: </text:p>
            <text:p>In the event of any controversy, claim, action, or dispute arising out of or related to the breach, enforcement, interpretation, or validity of these Terms or any part of it, </text:p>
            <text:p>the party asserting the dispute will first try in good faith to settle such dispute by providing written notice to the other party by registered mail describing the facts and circumstances </text:p>
            <text:p>(including any relevant documentation) of the dispute and allowing the receiving party 30 days from the date of mailing to respond to the dispute. Notice will be sent to legal@Transcendence42.com.</text:p>
          </table:table-cell>
        </table:table-row>
        <table:table-row table:style-name="ro1">
          <table:table-cell table:number-columns-repeated="2"/>
        </table:table-row>
        <table:table-row table:style-name="ro1">
          <table:table-cell/>
          <table:table-cell office:value-type="string" calcext:value-type="string">
            <text:p>Unless you indicate otherwise in your notice, Transcendence42 will respond to your notice using your last-used e-mail address that we have.</text:p>
          </table:table-cell>
        </table:table-row>
        <table:table-row table:style-name="ro1">
          <table:table-cell table:number-columns-repeated="2"/>
        </table:table-row>
        <table:table-row table:style-name="ro1">
          <table:table-cell/>
          <table:table-cell office:value-type="string" calcext:value-type="string">
            <text:p>In the event that Transcendence42 is unable to resolve the dispute, you and Transcendence42 both agree that the parties will resolve their dispute in accordance with article “applicable law etc” below.</text:p>
          </table:table-cell>
        </table:table-row>
      </table:table>
      <table:table table:name="APPLICABLE LAW AND COMPETENT COURT"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14. APPLICABLE LAW AND COMPETENT COURT</text:p>
          </table:table-cell>
        </table:table-row>
        <table:table-row table:style-name="ro1">
          <table:table-cell table:number-columns-repeated="2"/>
        </table:table-row>
        <table:table-row table:style-name="ro1">
          <table:table-cell/>
          <table:table-cell office:value-type="string" calcext:value-type="string">
            <text:p>Summary: As a French-based company, the law that governs these terms and conditions and our relationship with you is French law. Any disputes need to be resolved by the competent courts of Paris (France).</text:p>
          </table:table-cell>
        </table:table-row>
        <table:table-row table:style-name="ro1">
          <table:table-cell table:number-columns-repeated="2"/>
        </table:table-row>
        <table:table-row table:style-name="ro1">
          <table:table-cell/>
          <table:table-cell office:value-type="string" calcext:value-type="string">
            <text:p>These Terms will be construed in accordance with French law, without prejudice to any other imperative provision of law more favorable to you applicable in your country of habitual residence.</text:p>
          </table:table-cell>
        </table:table-row>
        <table:table-row table:style-name="ro1">
          <table:table-cell table:number-columns-repeated="2"/>
        </table:table-row>
        <table:table-row table:style-name="ro1">
          <table:table-cell/>
          <table:table-cell office:value-type="string" calcext:value-type="string">
            <text:p>The competent courts of Paris will have exclusive jurisdiction over any dispute or controversy arising from or related to these Terms or its subject matter. If you are a resident of an EU Member State or a country or state where this clause is prohibited by local law, this clause does not apply to you and does not deprive you of the protection of the mandatory provisions of consumer protection laws in your country. Transcendence42 nonetheless reserves the right to take legal proceedings in a country other than France, to protect its interests or to enforce its rights where it deems it appropriate to do so.</text:p>
          </table:table-cell>
        </table:table-row>
        <table:table-row table:style-name="ro1">
          <table:table-cell table:number-columns-repeated="2"/>
        </table:table-row>
        <table:table-row table:style-name="ro1">
          <table:table-cell/>
          <table:table-cell office:value-type="string" calcext:value-type="string">
            <text:p>To the extent permitted by law, the Parties agree that all claims and disputes made against the other in your or its individual capacity, and not as a plaintiff or class member in any purported class action, class arbitration, or representative proceeding.</text:p>
          </table:table-cell>
        </table:table-row>
      </table:table>
      <table:table table:name="MISCELLANEOU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6. MISCELLANEOUS</text:p>
          </table:table-cell>
        </table:table-row>
        <table:table-row table:style-name="ro1">
          <table:table-cell table:number-columns-repeated="2"/>
        </table:table-row>
        <table:table-row table:style-name="ro1">
          <table:table-cell/>
          <table:table-cell office:value-type="string" calcext:value-type="string">
            <text:p>If any provision of these Terms is deemed invalid, illegal or unenforceable, such provision will be deemed amended to comply with applicable law and the remaining provisions of the Terms will continue in full force and effect to the extent permitted by law.</text:p>
          </table:table-cell>
        </table:table-row>
        <table:table-row table:style-name="ro1">
          <table:table-cell table:number-columns-repeated="2"/>
        </table:table-row>
        <table:table-row table:style-name="ro1">
          <table:table-cell/>
          <table:table-cell office:value-type="string" calcext:value-type="string">
            <text:p>These Terms and our Privacy Policy represent the entire understanding and agreement between the parties with respect to the subject matter hereof and supersede all prior or contemporaneous oral or written communications with respect to the subject matter.</text:p>
          </table:table-cell>
        </table:table-row>
        <table:table-row table:style-name="ro1">
          <table:table-cell table:number-columns-repeated="2"/>
        </table:table-row>
        <table:table-row table:style-name="ro1">
          <table:table-cell/>
          <table:table-cell office:value-type="string" calcext:value-type="string">
            <text:p>Your use of the Website/Platform does not create an employment, partnership, joint venture or any other relationship beyond that of a website user governed by these Terms. Transcendence42 cannot be held responsible in case of default (temporary or otherwise) or in case of failure to perform any of its obligations as a result of a case of force majeure or coincidence.</text:p>
          </table:table-cell>
        </table:table-row>
        <table:table-row table:style-name="ro1">
          <table:table-cell table:number-columns-repeated="2"/>
        </table:table-row>
        <table:table-row table:style-name="ro1">
          <table:table-cell/>
          <table:table-cell office:value-type="string" calcext:value-type="string">
            <text:p>These Terms, and any rights and licenses granted hereunder, may not be transferred or assigned by you, but may be assigned by Transcendence42 without restriction.</text:p>
          </table:table-cell>
        </table:table-row>
        <table:table-row table:style-name="ro1">
          <table:table-cell table:number-columns-repeated="2"/>
        </table:table-row>
        <table:table-row table:style-name="ro1">
          <table:table-cell/>
          <table:table-cell office:value-type="string" calcext:value-type="string">
            <text:p>Transcendence42' waiver of any term in these Terms does not imply an ongoing or additional waiver of that term or any other term, and Transcendence42' failure to enforce a right or provision does not constitute a waiver of that right or provision.</text:p>
          </table:table-cell>
        </table:table-row>
      </table:table>
      <table:table table:name="Updates and Modification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5 Updates and Modifications.</text:p>
          </table:table-cell>
        </table:table-row>
        <table:table-row table:style-name="ro8">
          <table:table-cell/>
          <table:table-cell office:value-type="string" calcext:value-type="string">
            <text:p>We may provide patches, updates, or upgrades to the Services, Virtual Items, or your Account that may be required to continue using the Services, </text:p>
            <text:p>including automatic or “in the background” updates without notice to you. Such updates are subject to this Agreement unless other terms are presented with the updates, </text:p>
            <text:p>in which case, those other terms apply. We are not obligated to make any updates available. We do not guarantee that we will support the version of the system or device </text:p>
            <text:p>for which you licensed, obtained, or purchased any part of the Services, unless we have made claims regarding compatibility. We may from time to time, without additional </text:p>
            <text:p>cost to you, modify, alter, or suspend, whether in whole in part, any of our Services, Virtual Items, and/or your Account, for a valid reason. </text:p>
            <text:p>Valid reasons include, without limitation: improvement of our Services, Virtual Items, or your Account (such as offering new Services, Virtual Items, or Content); </text:p>
            <text:p>changes necessary for game balancing, for bug fixing or to prevent or counter exploits; changes that are necessary due to a new technical environment or an </text:p>
            <text:p>increased or decreased number of users; suspected or actual intellectual property infringement; changes in licenses we hold from third parties or other </text:p>
            <text:p>third-party compliance requirements; termination of agreements we have with third-parties for whatever reason; discontinuance of the supply, by a third-party, </text:p>
            <text:p>of a service or feature which is part or interconnected with our Services, Virtual Item, or your Account; changes of specific and verifiable open market costs; </text:p>
            <text:p>Necessary enhancements for the safety of users or other third parties; or other material, legal, regulatory, or security reasons.</text:p>
          </table:table-cell>
        </table:table-row>
        <table:table-row table:style-name="ro1" table:number-rows-repeated="2">
          <table:table-cell table:number-columns-repeated="2"/>
        </table:table-row>
        <table:table-row table:style-name="ro1">
          <table:table-cell/>
          <table:table-cell office:value-type="string" calcext:value-type="string">
            <text:p>19.1 We reserve the right to interrupt the Service or any part thereof from time to time on a regularly scheduled basis or otherwise with or without prior notice in order to perform maintenance. You agree that we will not be liable for any interruption of the Service or any part thereof, delay or failure to perform resulting from any causes whatsoever, subject to any Non-Excludable Rights.</text:p>
          </table:table-cell>
        </table:table-row>
        <table:table-row table:style-name="ro1">
          <table:table-cell/>
          <table:table-cell office:value-type="string" calcext:value-type="string">
            <text:p>19.2 You acknowledge that the Service or any part thereof may be interrupted for reasons beyond our control, and we cannot guarantee that you will be able to access the Service whenever you may wish to do so. We shall not be liable for any interruption of the Service, delay or failure to perform resulting from any causes whatsoever, subject to any Non-Excludable Rights.</text:p>
          </table:table-cell>
        </table:table-row>
        <table:table-row table:style-name="ro1">
          <table:table-cell/>
          <table:table-cell office:value-type="string" calcext:value-type="string">
            <text:p>19.3 Subject to any applicable law (including any Non-Excludable Rights), we have the right at any time with or without reason to change and/or eliminate any aspect(s) of the Service as we see fit in our sole discretion.</text:p>
          </table:table-cell>
        </table:table-row>
      </table:table>
      <table:table table:name="CONTACT U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6 CONTACT US</text:p>
          </table:table-cell>
        </table:table-row>
        <table:table-row table:style-name="ro1">
          <table:table-cell/>
          <table:table-cell office:value-type="string" calcext:value-type="string">
            <text:p>If you have questions about these Terms, please contact us as follows:</text:p>
          </table:table-cell>
        </table:table-row>
        <table:table-row table:style-name="ro1">
          <table:table-cell/>
          <table:table-cell office:value-type="string" calcext:value-type="string">
            <text:p>→ method of contact</text:p>
          </table:table-cell>
        </table:table-row>
      </table:table>
      <table:named-expressions/>
      <table:database-ranges>
        <table:database-range table:name="__Anonymous_Sheet_DB__0" table:target-range-address="Sheet1.B4:Sheet1.B1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11:29:08.467316587</meta:creation-date>
    <dc:date>2024-08-30T15:44:49.698483943</dc:date>
    <meta:editing-duration>PT3H49M19S</meta:editing-duration>
    <meta:editing-cycles>26</meta:editing-cycles>
    <meta:generator>LibreOffice/7.3.7.2$Linux_X86_64 LibreOffice_project/30$Build-2</meta:generator>
    <meta:document-statistic meta:table-count="18" meta:cell-count="198" meta:object-count="0"/>
  </office:meta>
</office:document-meta>
</file>